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3" style:family="table">
      <style:table-properties style:width="19.606cm" fo:margin-left="-0.018cm" table:align="left"/>
    </style:style>
    <style:style style:name="Table3.A" style:family="table-column">
      <style:table-column-properties style:column-width="19.606cm"/>
    </style:style>
    <style:style style:name="Table3.A1" style:family="table-cell">
      <style:table-cell-properties style:writing-mode="page"/>
    </style:style>
    <style:style style:name="Table2" style:family="table">
      <style:table-properties style:width="19.606cm" fo:margin-left="0cm" table:align="left"/>
    </style:style>
    <style:style style:name="Table2.A" style:family="table-column">
      <style:table-column-properties style:column-width="1.61cm"/>
    </style:style>
    <style:style style:name="Table2.B" style:family="table-column">
      <style:table-column-properties style:column-width="7.996cm"/>
    </style:style>
    <style:style style:name="Table2.D" style:family="table-column">
      <style:table-column-properties style:column-width="8.389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writing-mode="page"/>
    </style:style>
    <style:style style:name="Table2.A4" style:family="table-cell">
      <style:table-cell-properties fo:padding="0cm" fo:border="none" style:writing-mode="page"/>
    </style:style>
    <style:style style:name="Table1" style:family="table">
      <style:table-properties style:width="19.609cm" fo:margin-left="0.032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6.881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3.2cm"/>
    </style:style>
    <style:style style:name="Table1.F" style:family="table-column">
      <style:table-column-properties style:column-width="2.914cm"/>
    </style:style>
    <style:style style:name="Table1.1" style:family="table-row">
      <style:table-row-properties style:min-row-height="0.854cm"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="0.75pt solid #000000"/>
    </style:style>
    <style:style style:name="Table1.B1" style:family="table-cell">
      <style:table-cell-properties style:vertical-align="middle" fo:padding-left="0.101cm" fo:padding-right="0.101cm" fo:padding-top="0cm" fo:padding-bottom="0cm" fo:border-left="0.75pt solid #000000" fo:border-right="1pt solid #000000" fo:border-top="0.75pt solid #000000" fo:border-bottom="0.75pt solid #000000"/>
    </style:style>
    <style:style style:name="Table1.C1" style:family="table-cell">
      <style:table-cell-properties style:vertical-align="middle" fo:padding-left="0.101cm" fo:padding-right="0.101cm" fo:padding-top="0cm" fo:padding-bottom="0cm" fo:border-left="1pt solid #000000" fo:border-right="1pt solid #000000" fo:border-top="0.75pt solid #000000" fo:border-bottom="0.75pt solid #000000"/>
    </style:style>
    <style:style style:name="Table1.F1" style:family="table-cell">
      <style:table-cell-properties style:vertical-align="middle" fo:padding-left="0.101cm" fo:padding-right="0.101cm" fo:padding-top="0cm" fo:padding-bottom="0cm" fo:border-left="1pt solid #000000" fo:border-right="0.75pt solid #000000" fo:border-top="0.75pt solid #000000" fo:border-bottom="0.75pt solid #000000"/>
    </style:style>
    <style:style style:name="Table1.2" style:family="table-row">
      <style:table-row-properties style:min-row-height="0.4cm" fo:keep-together="auto"/>
    </style:style>
    <style:style style:name="Table1.A2" style:family="table-cell">
      <style:table-cell-properties style:vertical-align="middle" fo:padding-left="0.101cm" fo:padding-right="0.101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002cm" fo:keep-together="auto"/>
    </style:style>
    <style:style style:name="Table1.B3" style:family="table-cell">
      <style:table-cell-properties style:vertical-align="middle" fo:padding-left="0.101cm" fo:padding-right="0.101cm" fo:padding-top="0cm" fo:padding-bottom="0cm" fo:border-left="0.75pt solid #000000" fo:border-right="1pt solid #000000" fo:border-top="none" fo:border-bottom="0.75pt solid #000000"/>
    </style:style>
    <style:style style:name="Table1.C3" style:family="table-cell">
      <style:table-cell-properties style:vertical-align="middle" fo:padding-left="0.101cm" fo:padding-right="0.101cm" fo:padding-top="0cm" fo:padding-bottom="0cm" fo:border-left="1pt solid #000000" fo:border-right="1pt solid #000000" fo:border-top="none" fo:border-bottom="0.75pt solid #000000"/>
    </style:style>
    <style:style style:name="Table1.F3" style:family="table-cell">
      <style:table-cell-properties style:vertical-align="middle" fo:padding-left="0.101cm" fo:padding-right="0.101cm" fo:padding-top="0cm" fo:padding-bottom="0cm" fo:border-left="1pt solid #000000" fo:border-right="0.75pt solid #000000" fo:border-top="none" fo:border-bottom="0.75pt solid #000000"/>
    </style:style>
    <style:style style:name="Table4" style:family="table">
      <style:table-properties style:width="19.606cm" fo:margin-left="0cm" table:align="left"/>
    </style:style>
    <style:style style:name="Table4.A" style:family="table-column">
      <style:table-column-properties style:column-width="19.606cm"/>
    </style:style>
    <style:style style:name="Table4.A1" style:family="table-cell">
      <style:table-cell-properties fo:padding="0cm" fo:border="none"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d8332"/>
    </style:style>
    <style:style style:name="P2" style:family="paragraph" style:parent-style-name="Standard">
      <style:paragraph-properties fo:line-height="0.101cm"/>
      <style:text-properties officeooo:paragraph-rsid="002d8332"/>
    </style:style>
    <style:style style:name="P3" style:family="paragraph" style:parent-style-name="Text_20_body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微軟正黑體" fo:font-size="8pt" fo:letter-spacing="normal" officeooo:paragraph-rsid="0032fd25" style:font-name-asian="微軟正黑體" style:font-size-asian="8pt" style:font-size-complex="8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833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8332" style:font-name-asian="微軟正黑體" style:font-size-asian="10pt" style:font-name-complex="Microsoft JhengHei1" style:font-size-complex="10pt" style:text-scale="95%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Text_20_body">
      <style:text-properties style:font-name="微軟正黑體" fo:font-size="10pt" officeooo:paragraph-rsid="000e58d1" style:font-name-asian="微軟正黑體" style:font-size-asian="10pt" style:font-size-complex="10pt"/>
    </style:style>
    <style:style style:name="P9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微軟正黑體" fo:font-size="10pt" officeooo:paragraph-rsid="000e58d1" style:font-name-asian="微軟正黑體" style:font-size-asian="10pt" style:font-size-complex="10pt" style:text-scale="95%"/>
    </style:style>
    <style:style style:name="P11" style:family="paragraph" style:parent-style-name="Table_20_Paragraph">
      <loext:graphic-properties draw:fill-gradient-name="gradient" draw:fill-hatch-name="hatch"/>
      <style:paragraph-properties fo:margin-left="0cm" fo:margin-right="0.026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officeooo:paragraph-rsid="000e58d1" style:font-name-asian="微軟正黑體" style:font-size-asian="10pt" style:font-size-complex="10pt" style:text-scale="95%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0.186cm"/>
        </style:tab-stops>
      </style:paragraph-properties>
      <style:text-properties style:font-name="微軟正黑體" fo:font-size="10pt" officeooo:paragraph-rsid="000e58d1" style:font-name-asian="微軟正黑體" style:font-size-asian="10pt" style:font-size-complex="10pt"/>
    </style:style>
    <style:style style:name="P15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/>
      <style:text-properties style:font-name="微軟正黑體" fo:font-size="10pt" officeooo:rsid="00488869" officeooo:paragraph-rsid="00488869" style:font-name-asian="微軟正黑體" style:font-size-asian="10pt" style:language-asian="zh" style:country-asian="TW" style:font-size-complex="10pt"/>
    </style:style>
    <style:style style:name="P1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微軟正黑體" fo:font-size="10pt" fo:letter-spacing="0.004cm" style:font-name-asian="微軟正黑體" style:font-size-asian="10pt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0.282cm" fo:text-indent="0cm" style:auto-text-indent="false"/>
      <style:text-properties style:font-name="微軟正黑體" fo:font-size="10pt" fo:font-weight="normal" officeooo:paragraph-rsid="002ab057" style:font-name-asian="微軟正黑體" style:font-size-asian="10pt" style:font-weight-asian="normal" style:font-size-complex="10pt" style:font-weight-complex="normal" style:text-scale="95%"/>
    </style:style>
    <style:style style:name="P18" style:family="paragraph" style:parent-style-name="Standard" style:master-page-name="">
      <loext:graphic-properties draw:fill="none"/>
      <style:paragraph-properties fo:margin-left="0.199cm" fo:margin-right="0cm" style:line-height-at-least="0cm" fo:text-align="start" style:justify-single-word="false" fo:text-indent="0cm" style:auto-text-indent="false" style:page-number="auto" fo:background-color="transparent"/>
      <style:text-properties style:font-name="微軟正黑體" fo:font-size="6.84999990463257pt" officeooo:paragraph-rsid="0029712a" style:font-name-asian="微軟正黑體" style:font-size-asian="6pt" style:font-size-complex="6.84999990463257pt" style:text-scale="95%"/>
    </style:style>
    <style:style style:name="P19" style:family="paragraph" style:parent-style-name="Text_20_body">
      <style:paragraph-properties fo:margin-left="0cm" fo:margin-right="12.009cm" fo:margin-top="0.046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cm" fo:margin-right="12.58cm" fo:margin-top="0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cm" fo:margin-top="0.051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9.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1.101cm" fo:margin-bottom="0cm" style:contextual-spacing="false" fo:line-height="100%" fo:text-indent="0cm" style:auto-text-indent="false"/>
      <style:text-properties style:font-name="微軟正黑體" fo:font-size="9pt" fo:letter-spacing="normal" fo:font-weight="normal" officeooo:paragraph-rsid="002ab057" style:font-name-asian="微軟正黑體" style:font-size-asian="9pt" style:font-weight-asian="normal" style:font-size-complex="9pt" style:font-weight-complex="normal" style:text-scale="100%"/>
    </style:style>
    <style:style style:name="P24" style:family="paragraph" style:parent-style-name="Text_20_body">
      <style:paragraph-properties fo:margin-left="0cm" fo:margin-right="0cm" fo:margin-top="0.233cm" fo:margin-bottom="0cm" style:contextual-spacing="false" fo:line-height="100%" fo:text-indent="0cm" style:auto-text-indent="false"/>
      <style:text-properties style:font-name="微軟正黑體" fo:font-size="9pt" fo:letter-spacing="normal" officeooo:paragraph-rsid="002ab057" style:font-name-asian="微軟正黑體" style:font-size-asian="9pt" style:font-size-complex="9pt"/>
    </style:style>
    <style:style style:name="P25" style:family="paragraph" style:parent-style-name="Heading_20_1">
      <loext:graphic-properties draw:fill="solid" draw:fill-color="#c0c0c0" draw:fill-gradient-name="gradient" draw:fill-hatch-name="hatch"/>
      <style:paragraph-properties fo:margin-left="0cm" fo:margin-right="0cm" style:line-height-at-least="0cm" fo:text-align="center" style:justify-single-word="false" fo:text-indent="0cm" style:auto-text-indent="false" fo:background-color="#c0c0c0"/>
      <style:text-properties style:font-name="微軟正黑體" fo:font-size="16pt" officeooo:paragraph-rsid="0029712a" style:font-name-asian="微軟正黑體" style:font-size-asian="16pt" style:font-size-complex="16pt" style:text-scale="95%"/>
    </style:style>
    <style:style style:name="P26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style:font-name="微軟正黑體" officeooo:paragraph-rsid="0011fdff" style:font-name-asian="微軟正黑體" style:text-scale="95%"/>
    </style:style>
    <style:style style:name="P27" style:family="paragraph" style:parent-style-name="Standard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normal" officeooo:paragraph-rsid="002ab057" style:font-name-asian="华文宋体" style:font-size-asian="9pt" style:font-size-complex="9pt"/>
    </style:style>
    <style:style style:name="P28" style:family="paragraph" style:parent-style-name="Text_20_body">
      <style:paragraph-properties fo:margin-left="0cm" fo:margin-right="12.009cm" fo:margin-top="0.046cm" fo:margin-bottom="0cm" style:contextual-spacing="false" fo:line-height="100%" fo:text-indent="0cm" style:auto-text-indent="false"/>
      <style:text-properties style:font-name="华文宋体" fo:font-size="10pt" officeooo:paragraph-rsid="002ab057" style:font-name-asian="华文宋体" style:font-size-asian="10pt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2bda20" style:text-scale="95%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>
        <style:tab-stops/>
      </style:paragraph-properties>
    </style:style>
    <style:style style:name="P31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style:font-name="Arial" officeooo:rsid="0038835f" officeooo:paragraph-rsid="0038835f" style:font-name-asian="微軟正黑體" style:language-asian="zh" style:country-asian="TW" style:text-scale="95%"/>
    </style:style>
    <style:style style:name="P32" style:family="paragraph" style:parent-style-name="Text_20_body" style:master-page-name="">
      <style:paragraph-properties fo:margin-left="0cm" fo:margin-right="0cm" fo:margin-top="0.095cm" fo:margin-bottom="0.03cm" style:contextual-spacing="false" fo:text-indent="0cm" style:auto-text-indent="false" style:page-number="auto"/>
      <style:text-properties officeooo:paragraph-rsid="003c2e47"/>
    </style:style>
    <style:style style:name="P33" style:family="paragraph" style:parent-style-name="Text_20_body">
      <style:paragraph-properties fo:margin-left="0cm" fo:margin-right="0cm" fo:margin-top="0.095cm" fo:margin-bottom="0.03cm" style:contextual-spacing="false" fo:text-indent="0cm" style:auto-text-indent="false"/>
      <style:text-properties officeooo:paragraph-rsid="0011fdff"/>
    </style:style>
    <style:style style:name="P3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8332" style:font-name-asian="微軟正黑體" style:font-size-asian="18pt" style:font-name-complex="Microsoft JhengHei1" style:font-size-complex="18pt" style:text-scale="100%"/>
    </style:style>
    <style:style style:name="P35" style:family="paragraph" style:parent-style-name="Standard" style:master-page-name="Standard">
      <loext:graphic-properties draw:fill="none"/>
      <style:paragraph-properties fo:margin-left="0cm" fo:margin-right="0cm" fo:line-height="0.049cm" fo:text-align="start" style:justify-single-word="false" fo:text-indent="0cm" style:auto-text-indent="false" style:page-number="auto" fo:background-color="transparent"/>
      <style:text-properties style:font-name="微軟正黑體" fo:font-size="6.84999990463257pt" officeooo:paragraph-rsid="0029712a" style:font-name-asian="微軟正黑體" style:font-size-asian="6pt" style:font-size-complex="6.84999990463257pt" style:text-scale="95%"/>
    </style:style>
    <style:style style:name="P36" style:family="paragraph" style:parent-style-name="Text_20_body">
      <style:paragraph-properties fo:margin-left="0.741cm" fo:margin-right="0cm" fo:margin-top="0cm" fo:margin-bottom="0cm" style:contextual-spacing="false" fo:line-height="0.3cm" fo:text-indent="0cm" style:auto-text-indent="false"/>
      <style:text-properties style:font-name="微軟正黑體" fo:font-size="12pt" fo:letter-spacing="-0.002cm" officeooo:paragraph-rsid="000e58d1" style:font-name-asian="微軟正黑體" style:font-size-asian="12pt" style:font-size-complex="12pt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27937" style:language-asian="zh" style:country-asian="TW"/>
    </style:style>
    <style:style style:name="T3" style:family="text">
      <style:text-properties officeooo:rsid="0032fd25"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style:text-scale="95%"/>
    </style:style>
    <style:style style:name="T11" style:family="text">
      <style:text-properties officeooo:rsid="00166662" style:text-scale="95%"/>
    </style:style>
    <style:style style:name="T12" style:family="text">
      <style:text-properties officeooo:rsid="001f5ebe"/>
    </style:style>
    <style:style style:name="T13" style:family="text">
      <style:text-properties style:font-name="微軟正黑體" fo:font-size="10pt" officeooo:rsid="0017ff88" style:font-name-asian="微軟正黑體" style:font-size-asian="10pt" style:font-size-complex="10pt"/>
    </style:style>
    <style:style style:name="T14" style:family="text">
      <style:text-properties style:font-name="微軟正黑體" fo:font-size="10pt" officeooo:rsid="00448bf6" style:font-name-asian="微軟正黑體" style:font-size-asian="10pt" style:language-asian="zh" style:country-asian="TW" style:font-size-complex="10pt" style:text-scale="95%"/>
    </style:style>
    <style:style style:name="T15" style:family="text">
      <style:text-properties style:font-name="微軟正黑體" fo:font-size="9pt" fo:letter-spacing="normal" fo:font-weight="normal" style:font-name-asian="微軟正黑體" style:font-size-asian="9pt" style:font-weight-asian="normal" style:font-size-complex="9pt" style:font-weight-complex="normal"/>
    </style:style>
    <style:style style:name="T16" style:family="text">
      <style:text-properties style:text-underline-style="none" officeooo:rsid="00327937" style:language-asian="zh" style:country-asian="TW"/>
    </style:style>
    <style:style style:name="T17" style:family="text">
      <style:text-properties style:text-underline-style="solid" style:text-underline-width="bold" style:text-underline-color="font-color" officeooo:rsid="00327937" style:language-asian="zh" style:country-asian="TW"/>
    </style:style>
    <style:style style:name="T18" style:family="text">
      <style:text-properties officeooo:rsid="003f7427"/>
    </style:style>
    <style:style style:name="T19" style:family="text">
      <style:text-properties style:text-position="-33% 100%" style:text-scale="95%"/>
    </style:style>
    <style:style style:name="T20" style:family="text">
      <style:text-properties style:text-position="-33% 100%" style:text-underline-style="none" style:text-scale="95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data.partnername"/>
        <text:user-field-decl office:value-type="string" office:string-value="專案編號" text:name="py3o.data.stockoutprojno"/>
        <text:user-field-decl office:value-type="string" office:string-value="客戶聯絡人" text:name="py3o.data.stockoutcusname"/>
        <text:user-field-decl office:value-type="string" office:string-value="出貨日期" text:name="py3o.data.scheduleddate"/>
        <text:user-field-decl office:value-type="string" office:string-value="送貨地址" text:name="py3o.data.stockoutshipaddr"/>
        <text:user-field-decl office:value-type="string" office:string-value="連絡電話" text:name="py3o.data.stockoutcustel"/>
        <text:user-field-decl office:value-type="string" office:string-value="出貨原因" text:name="py3o.o.bf_stockout_type"/>
        <text:user-field-decl office:value-type="string" office:string-value="項次" text:name="py3o.line.stockshipitem"/>
        <text:user-field-decl office:value-type="string" office:string-value="機種機型" text:name="py3o.line.stockshipmodeltype"/>
        <text:user-field-decl office:value-type="string" office:string-value="規格說明" text:name="py3o.data.stockshipdesc"/>
        <text:user-field-decl office:value-type="string" office:string-value="數量" text:name="py3o.line.stockshipnum"/>
        <text:user-field-decl office:value-type="string" office:string-value="序號" text:name="py3o.line.prodserial"/>
        <text:user-field-decl office:value-type="string" office:string-value="規格" text:name="py3o.line.stockshipspec"/>
        <text:user-field-decl office:value-type="string" office:string-value="規格說明" text:name="py3o.line.stockshipdesc"/>
        <text:user-field-decl office:value-type="string" office:string-value="備註" text:name="py3o.o.bf_note"/>
        <text:user-field-decl office:value-type="string" office:string-value="NEWEB連絡人" text:name="py3o.o.bf_neweb_user_id.bf_name"/>
        <text:user-field-decl office:value-type="string" office:string-value="NEWEB連絡電話" text:name="py3o.o.bf_neweb_phone"/>
        <text:user-field-decl office:value-type="string" office:string-value="NEWEBemail" text:name="py3o.o.bf_email"/>
        <text:user-field-decl office:value-type="string" office:string-value="NEWEBEmail" text:name="py3o.o.bf_neweb_user_id.bf_email"/>
        <text:user-field-decl office:value-type="string" office:string-value="NEWEBemail" text:name="py3o.o.bf_neweb_email"/>
      </text:user-field-decls>
      <text:p text:style-name="P35"/>
      <table:table table:name="Table3" table:style-name="Table3">
        <table:table-column table:style-name="Table3.A"/>
        <table:table-row table:style-name="TableLine1945049345760">
          <table:table-cell table:style-name="Table3.A1" office:value-type="string">
            <text:h text:style-name="P25" text:outline-level="2">貨<text:span text:style-name="T1"> <text:s/></text:span>品<text:span text:style-name="T1"> <text:s/></text:span>出<text:span text:style-name="T1"> <text:s/></text:span>貨<text:span text:style-name="T1"> <text:s/></text:span>簽<text:span text:style-name="T1"> <text:s/></text:span>收<text:span text:style-name="T1"> <text:s/></text:span>單</text:h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6">客戶名稱</text:p>
          </table:table-cell>
          <table:table-cell table:style-name="Table2.A1" office:value-type="string">
            <text:p text:style-name="P7">: <text:user-field-get text:name="py3o.data.partnername">客戶名稱</text:user-field-get></text:p>
          </table:table-cell>
          <table:table-cell table:style-name="Table2.A1" office:value-type="string">
            <text:p text:style-name="P6">專案編號</text:p>
          </table:table-cell>
          <table:table-cell table:style-name="Table2.A1" office:value-type="string">
            <text:p text:style-name="P7">: <text:user-field-get text:name="py3o.data.stockoutprojno">專案編號</text:user-field-get></text:p>
          </table:table-cell>
        </table:table-row>
        <table:table-row table:style-name="Table2.1">
          <table:table-cell table:style-name="Table2.A1" office:value-type="string">
            <text:p text:style-name="P16">連 <text:s/>絡 <text:s/>人</text:p>
          </table:table-cell>
          <table:table-cell table:style-name="Table2.A1" office:value-type="string">
            <text:p text:style-name="P7">: <text:user-field-get text:name="py3o.data.stockoutcusname">客戶聯絡人</text:user-field-get></text:p>
          </table:table-cell>
          <table:table-cell table:style-name="Table2.A1" office:value-type="string">
            <text:p text:style-name="P6"><text:span text:style-name="T10">出貨</text:span><text:span text:style-name="T11">日期</text:span></text:p>
          </table:table-cell>
          <table:table-cell table:style-name="Table2.A1" office:value-type="string">
            <text:p text:style-name="P7">: <text:user-field-get text:name="py3o.data.scheduleddate">出貨日期</text:user-field-get></text:p>
          </table:table-cell>
        </table:table-row>
        <table:table-row table:style-name="Table2.1">
          <table:table-cell table:style-name="Table2.A1" office:value-type="string">
            <text:p text:style-name="P6">聯絡電話</text:p>
          </table:table-cell>
          <table:table-cell table:style-name="Table2.A1" office:value-type="string">
            <text:p text:style-name="P7">: <text:user-field-get text:name="py3o.data.stockoutcustel">連絡電話</text:user-field-get></text:p>
          </table:table-cell>
          <table:table-cell table:style-name="Table2.A1" office:value-type="string">
            <text:p text:style-name="P6">出貨原因</text:p>
          </table:table-cell>
          <table:table-cell table:style-name="Table2.A1" office:value-type="string">
            <text:p text:style-name="P7">: <text:user-field-get text:name="py3o.o.bf_stockout_type">出貨原因</text:user-field-get></text:p>
          </table:table-cell>
        </table:table-row>
        <table:table-row table:style-name="Table2.1">
          <table:table-cell table:style-name="Table2.A4" office:value-type="string">
            <text:p text:style-name="P6">送貨地址</text:p>
          </table:table-cell>
          <table:table-cell table:style-name="Table2.A4" office:value-type="string">
            <text:p text:style-name="P7">: <text:user-field-get text:name="py3o.data.stockoutshipaddr">送貨地址</text:user-field-get>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</table:table>
      <text:p text:style-name="P36"><text:s text:c="1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9">機種-機型 / 料號</text:p>
          </table:table-cell>
          <table:table-cell table:style-name="Table1.C1" office:value-type="string">
            <text:p text:style-name="P10">規格說明</text:p>
          </table:table-cell>
          <table:table-cell table:style-name="Table1.C1" office:value-type="string">
            <text:p text:style-name="P11">數量</text:p>
          </table:table-cell>
          <table:table-cell table:style-name="Table1.C1" office:value-type="string">
            <text:p text:style-name="P10">序號</text:p>
          </table:table-cell>
          <table:table-cell table:style-name="Table1.F1" office:value-type="string">
            <text:p text:style-name="P10">備註</text:p>
          </table:table-cell>
        </table:table-row>
        <table:table-row table:style-name="Table1.2">
          <table:table-cell table:style-name="Table1.A2" table:number-columns-spanned="6" office:value-type="string">
            <text:p text:style-name="P30"><text:a xlink:type="simple" xlink:href="py3o://for=%22line%20in%20data.stockship_line%22" text:style-name="Internet_20_link" text:visited-style-name="Visited_20_Internet_20_Link"><text:span text:style-name="T13">for="line in data.stockship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2"><text:user-field-get text:name="py3o.line.stockshipitem">項次</text:user-field-get></text:p>
          </table:table-cell>
          <table:table-cell table:style-name="Table1.B3" office:value-type="string">
            <text:p text:style-name="P13"><text:user-field-get text:name="py3o.line.stockshipmodeltype">機種機型</text:user-field-get></text:p>
          </table:table-cell>
          <table:table-cell table:style-name="Table1.C3" office:value-type="string">
            <text:p text:style-name="P13"><text:user-field-get text:name="py3o.line.stockshipspec">規格</text:user-field-get></text:p>
          </table:table-cell>
          <table:table-cell table:style-name="Table1.C3" office:value-type="string">
            <text:p text:style-name="P12"><text:user-field-get text:name="py3o.line.stockshipnum">數量</text:user-field-get></text:p>
          </table:table-cell>
          <table:table-cell table:style-name="Table1.C3" office:value-type="string">
            <text:p text:style-name="P13"><text:user-field-get text:name="py3o.line.prodserial">序號</text:user-field-get></text:p>
          </table:table-cell>
          <table:table-cell table:style-name="Table1.F3" office:value-type="string">
            <text:p text:style-name="P13"><text:user-field-get text:name="py3o.line.stockshipdesc">規格說明</text:user-field-get></text:p>
          </table:table-cell>
        </table:table-row>
        <table:table-row table:style-name="Table1.3">
          <table:table-cell table:style-name="Table1.A2" table:number-columns-spanned="6" office:value-type="string">
            <text:p text:style-name="P29"><text:a xlink:type="simple" xlink:href="py3o:///for" text:style-name="Internet_20_link" text:visited-style-name="Visited_20_Internet_20_Link"><text:span text:style-name="T13">/for</text:span></text:a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a xlink:type="simple" xlink:href="py3o://if=%22o.bf_note%20==%20False%22" text:style-name="Internet_20_link" text:visited-style-name="Visited_20_Internet_20_Link"><text:span text:style-name="T14">if="o.bf_note == False"</text:span></text:a></text:p>
      <text:p text:style-name="P31"/>
      <text:p text:style-name="P26"><text:span text:style-name="T8">備註 :</text:span><text:span text:style-name="T9"> <text:s/></text:span><text:span text:style-name="T9"><text:user-field-get text:name="py3o.o.bf_note">備註</text:user-field-get></text:span></text:p>
      <text:p text:style-name="P33"><text:a xlink:type="simple" xlink:href="py3o:///if" text:style-name="Internet_20_link" text:visited-style-name="Visited_20_Internet_20_Link"><text:span text:style-name="T18">/if</text:span></text:a></text:p>
      <text:p text:style-name="P8"/>
      <text:p text:style-name="P14"><text:span text:style-name="T19">出貨人 <text:s/>: <text:s text:c="3"/></text:span><text:span text:style-name="T20"><text:s text:c="99"/></text:span><text:span text:style-name="T19"><text:s/>簽收人 <text:s/>: <text:s text:c="4"/></text:span><text:span text:style-name="T20"><text:s text:c="72"/></text:span></text:p>
      <text:p text:style-name="P17"><text:s/><text:span text:style-name="T2"><text:s text:c="16"/></text:span><text:span text:style-name="T17"><text:s text:c="45"/></text:span><text:span text:style-name="T16"><text:s text:c="75"/></text:span><text:span text:style-name="T17"><text:s text:c="45"/></text:span></text:p>
      <table:table table:name="Table4" table:style-name="Table4">
        <table:table-column table:style-name="Table4.A"/>
        <table:table-row table:style-name="TableLine1945049353920">
          <table:table-cell table:style-name="Table4.A1" office:value-type="string">
            <text:p text:style-name="P23">確認無誤後請簽收,</text:p>
          </table:table-cell>
        </table:table-row>
        <table:table-row table:style-name="TableLine1945049360720">
          <table:table-cell table:style-name="Table4.A1" office:value-type="string">
            <text:p text:style-name="P28"><text:span text:style-name="T15">並回傳至 <text:s/></text:span><text:a xlink:type="simple" xlink:href="mailto:ophelia.chang@newebinfo.com.tw" text:style-name="Standard" text:visited-style-name="Standard"><text:span text:style-name="T15"><text:s/></text:span></text:a><text:span text:style-name="T15"><text:user-field-get text:name="py3o.o.bf_neweb_email">NEWEBemail</text:user-field-get></text:span></text:p>
          </table:table-cell>
        </table:table-row>
        <table:table-row table:style-name="TableLine1945049359632">
          <table:table-cell table:style-name="Table4.A1" office:value-type="string">
            <text:p text:style-name="P19">或傳真至 <text:span text:style-name="T1"><text:s text:c="2"/></text:span>(02)2795-5510</text:p>
          </table:table-cell>
        </table:table-row>
        <table:table-row table:style-name="TableLine1945049346576">
          <table:table-cell table:style-name="Table4.A1" office:value-type="string">
            <text:p text:style-name="P22">或郵寄至 <text:span text:style-name="T1"><text:s text:c="2"/></text:span>114<text:span text:style-name="T3">94 </text:span>台北市內湖區行忠路42號<text:span text:style-name="T12">2</text:span>樓</text:p>
          </table:table-cell>
        </table:table-row>
        <table:table-row table:style-name="TableLine1945049351472">
          <table:table-cell table:style-name="Table4.A1" office:value-type="string">
            <text:p text:style-name="P20">聯<text:span text:style-name="T1"> <text:s/></text:span>絡<text:span text:style-name="T1"> <text:s/></text:span>人 <text:span text:style-name="T1">: </text:span><text:user-field-get text:name="py3o.o.bf_neweb_user_id.bf_name">NEWEB連絡人</text:user-field-get></text:p>
          </table:table-cell>
        </table:table-row>
        <table:table-row table:style-name="TableLine1945049347936">
          <table:table-cell table:style-name="Table4.A1" office:value-type="string">
            <text:p text:style-name="P20">電 <text:s text:c="3"/><text:span text:style-name="T1"><text:s text:c="4"/></text:span>話 <text:span text:style-name="T1">:</text:span> <text:user-field-get text:name="py3o.o.bf_neweb_phone">NEWEB連絡電話</text:user-field-get></text:p>
          </table:table-cell>
        </table:table-row>
        <table:table-row table:style-name="TableLine1945049347120">
          <table:table-cell table:style-name="Table4.A1" office:value-type="string">
            <text:p text:style-name="P20"/>
          </table:table-cell>
        </table:table-row>
        <table:table-row table:style-name="TableLine1945049348208">
          <table:table-cell table:style-name="Table4.A1" office:value-type="string">
            <text:p text:style-name="P21">謝 <text:s text:c="3"/>謝<text:span text:style-name="T1">！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en" style:country-asian="US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1" style:family="table">
      <style:table-properties style:width="19.606cm" fo:margin-left="0cm" fo:break-before="column" table:align="left"/>
    </style:style>
    <style:style style:name="表格1.A" style:family="table-column">
      <style:table-column-properties style:column-width="19.606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d8332"/>
    </style:style>
    <style:style style:name="MP2" style:family="paragraph" style:parent-style-name="Standard">
      <style:paragraph-properties fo:line-height="0.101cm"/>
      <style:text-properties officeooo:paragraph-rsid="002d8332"/>
    </style:style>
    <style:style style:name="MP3" style:family="paragraph" style:parent-style-name="Text_20_body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微軟正黑體" fo:font-size="8pt" fo:letter-spacing="normal" officeooo:paragraph-rsid="0032fd25" style:font-name-asian="微軟正黑體" style:font-size-asian="8pt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.095cm" fo:margin-bottom="0cm" style:contextual-spacing="false" fo:line-height="111%" fo:text-align="center" style:justify-single-word="false" fo:orphans="0" fo:widows="0" fo:text-indent="0cm" style:auto-text-indent="false" fo:background-color="transparent" style:writing-mode="lr-tb">
        <style:tab-stops>
          <style:tab-stop style:position="6.826cm"/>
          <style:tab-stop style:position="8.451cm"/>
          <style:tab-stop style:position="10.516cm"/>
        </style:tab-stops>
      </style:paragraph-properties>
      <style:text-properties style:font-name="华文宋体" fo:font-size="9pt" fo:letter-spacing="normal" officeooo:paragraph-rsid="002ab057" style:font-name-asian="华文宋体" style:font-size-asian="9pt" style:font-size-complex="9pt"/>
    </style:style>
    <style:style style:name="MP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8332" style:font-name-asian="微軟正黑體" style:font-size-asian="18pt" style:font-name-complex="Microsoft JhengHei1" style:font-size-complex="18pt" style:text-scale="100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833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8332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945049343856">
              <table:table-cell table:style-name="表格1.A1" office:value-type="string">
                <text:h text:style-name="MP5" text:outline-level="2"><draw:frame draw:style-name="Mfr1" draw:name="Image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1945049333248">
              <table:table-cell table:style-name="表格1.A1" office:value-type="string">
                <text:p text:style-name="MP6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945049333520">
              <table:table-cell table:style-name="表格1.A1" office:value-type="string">
                <text:p text:style-name="MP7">台北市內湖區行忠路42號2號</text:p>
              </table:table-cell>
            </table:table-row>
          </table:table-header-rows>
          <table:table-row table:style-name="TableLine1945049339776">
            <table:table-cell table:style-name="表格1.A1" office:value-type="string">
              <text:p text:style-name="MP7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第一聯: 客戶簽回聯(白)第二聯: 客戶收執聯(紅)第三聯: 會計請款聯(黃)</text:p>
        <text:p text:style-name="MP4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5:35:22.754249789</meta:creation-date>
    <dc:date>2022-01-25T16:14:16.759000000</dc:date>
    <meta:editing-duration>PT4H17M23S</meta:editing-duration>
    <meta:editing-cycles>43</meta:editing-cycles>
    <meta:generator>LibreOffice/7.2.5.2$Windows_X86_64 LibreOffice_project/499f9727c189e6ef3471021d6132d4c694f357e5</meta:generator>
    <meta:document-statistic meta:table-count="5" meta:image-count="1" meta:object-count="0" meta:page-count="1" meta:paragraph-count="47" meta:word-count="255" meta:character-count="859" meta:non-whitespace-character-count="405"/>
  </office:meta>
</office:document-meta>
</file>